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7pt" style:font-size-asian="7pt" style:font-size-complex="7pt"/>
    </style:style>
    <style:style style:name="P2" style:family="paragraph" style:parent-style-name="Standard">
      <style:paragraph-properties fo:break-before="page"/>
      <style:text-properties style:font-name="Liberation Mono"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inker:</text:p>
      <text:p text:style-name="P1"/>
      <text:p text:style-name="P1">┌───┬───┬───┬───┬───┐ <text:s text:c="3"/>┌───┬───┬───┬───┬───┐ <text:s text:c="3"/>┌───┬───┬───┬───┬───┐</text:p>
      <text:p text:style-name="P1">│ <text:s text:c="2"/>│ <text:s text:c="2"/>│ <text:s text:c="2"/>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├───┼───┼───┼───┼───┤ <text:s text:c="3"/>├───┼───┼───┼───┼───┤ <text:s text:c="3"/>├───┼───┼───┼───┼───┤</text:p>
      <text:p text:style-name="P1">│ <text:s text:c="2"/>│ <text:s text:c="2"/>│███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├───┼───┼───┼───┼───┤ <text:s text:c="3"/>├───┼───┼───┼───┼───┤ <text:s text:c="3"/>├───┼───┼───┼───┼───┤</text:p>
      <text:p text:style-name="P1">│ <text:s text:c="2"/>│ <text:s text:c="2"/>│███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├───┼───┼───┼───┼───┤ <text:s text:c="3"/>├───┼───┼───┼───┼───┤ <text:s text:c="3"/>├───┼───┼───┼───┼───┤</text:p>
      <text:p text:style-name="P1">│ <text:s text:c="2"/>│ <text:s text:c="2"/>│███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├───┼───┼───┼───┼───┤ <text:s text:c="3"/>├───┼───┼───┼───┼───┤ <text:s text:c="3"/>├───┼───┼───┼───┼───┤</text:p>
      <text:p text:style-name="P1">│ <text:s text:c="2"/>│ <text:s text:c="2"/>│ <text:s text:c="2"/>│ <text:s text:c="2"/>│ <text:s text:c="2"/>│ <text:s text:c="3"/>│ <text:s text:c="2"/>│ <text:s text:c="2"/>│ <text:s text:c="2"/>│ <text:s text:c="2"/>│ <text:s text:c="2"/>│ <text:s text:c="3"/>│ <text:s text:c="2"/>│ <text:s text:c="2"/>│ <text:s text:c="2"/>│ <text:s text:c="2"/>│ <text:s text:c="2"/>│</text:p>
      <text:p text:style-name="P1">└───┴───┴───┴───┴───┘ <text:s text:c="3"/>└───┴───┴───┴───┴───┘ <text:s text:c="3"/>└───┴───┴───┴───┴───┘</text:p>
      <text:p text:style-name="P1"/>
      <text:p text:style-name="P1">Loaf:</text:p>
      <text:p text:style-name="P1"/>
      <text:p text:style-name="P1">┌───┬───┬───┬───┬───┬───┐ <text:s text:c="4"/>┌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 <text:s text:c="2"/>│███│███│ <text:s text:c="2"/>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███│ <text:s text:c="2"/>│ <text:s text:c="2"/>│███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 <text:s text:c="2"/>│███│ <text:s text:c="2"/>│███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 <text:s text:c="2"/>│ <text:s text:c="2"/>│███│ <text:s text:c="2"/>│ <text:s text:c="2"/>│ <text:s text:c="4"/>│ <text:s text:c="2"/>│ <text:s text:c="2"/>│ <text:s text:c="2"/>│ <text:s text:c="2"/>│ <text:s text:c="2"/>│ <text:s text:c="2"/>│</text:p>
      <text:p text:style-name="P1">├───┼───┼───┼───┼───┼───┤ <text:s text:c="4"/>├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</text:p>
      <text:p text:style-name="P1">└───┴───┴───┴───┴───┴───┘ <text:s text:c="4"/>└───┴───┴───┴───┴───┴───┘</text:p>
      <text:p text:style-name="P1"/>
      <text:p text:style-name="P1">Glider:</text:p>
      <text:p text:style-name="P1"/>
      <text:p text:style-name="P1">┌───┬───┬───┬───┬───┬───┬───┐ <text:s text:c="4"/>┌───┬───┬───┬───┬───┬───┬───┐ <text:s text:c="4"/>┌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███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███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███│███│███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┘ <text:s text:c="4"/>└───┴───┴───┴───┴───┴───┴───┘ <text:s text:c="4"/>└───┴───┴───┴───┴───┴───┴───┘</text:p>
      <text:p text:style-name="P1"/>
      <text:p text:style-name="P1">┌───┬───┬───┬───┬───┬───┬───┐ <text:s text:c="4"/>┌───┬───┬───┬───┬───┬───┬───┐ <text:s text:c="4"/>┌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┘ <text:s text:c="4"/>└───┴───┴───┴───┴───┴───┴───┘ <text:s text:c="4"/>└───┴───┴───┴───┴───┴───┴───┘</text:p>
      <text:p text:style-name="P1"/>
      <text:p text:style-name="P1">┌───┬───┬───┬───┬───┬───┬───┐ <text:s text:c="4"/>┌───┬───┬───┬───┬───┬───┬───┐ <text:s text:c="4"/>┌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┤ <text:s text:c="4"/>├───┼───┼───┼───┼───┼───┼───┤ <text:s text:c="4"/>├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┘ <text:s text:c="4"/>└───┴───┴───┴───┴───┴───┴───┘ <text:s text:c="4"/>└───┴───┴───┴───┴───┴───┴───┘</text:p>
      <text:p text:style-name="P1"/>
      <text:p text:style-name="P1"/>
      <text:p text:style-name="P2">Octagon 2:</text:p>
      <text:p text:style-name="P1"/>
      <text:p text:style-name="P1">┌───┬───┬───┬───┬───┬───┬───┬───┬───┬───┐ <text:s text:c="4"/>┌───┬───┬───┬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███│███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███│ <text:s text:c="2"/>│ <text:s text:c="2"/>│███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███│ <text:s text:c="2"/>│ <text:s text:c="2"/>│ <text:s text:c="2"/>│ <text:s text:c="2"/>│███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███│ <text:s text:c="2"/>│ <text:s text:c="2"/>│ <text:s text:c="2"/>│ <text:s text:c="2"/>│ <text:s text:c="2"/>│ <text:s text:c="2"/>│███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███│ <text:s text:c="2"/>│ <text:s text:c="2"/>│ <text:s text:c="2"/>│ <text:s text:c="2"/>│ <text:s text:c="2"/>│ <text:s text:c="2"/>│███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███│ <text:s text:c="2"/>│ <text:s text:c="2"/>│ <text:s text:c="2"/>│ <text:s text:c="2"/>│███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███│ <text:s text:c="2"/>│ <text:s text:c="2"/>│███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███│███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┴───┴───┴───┘ <text:s text:c="4"/>└───┴───┴───┴───┴───┴───┴───┴───┴───┴───┘</text:p>
      <text:p text:style-name="P1"/>
      <text:p text:style-name="P1">┌───┬───┬───┬───┬───┬───┬───┬───┬───┬───┐ <text:s text:c="4"/>┌───┬───┬───┬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┴───┴───┴───┘ <text:s text:c="4"/>└───┴───┴───┴───┴───┴───┴───┴───┴───┴───┘</text:p>
      <text:p text:style-name="P1"/>
      <text:p text:style-name="P1">┌───┬───┬───┬───┬───┬───┬───┬───┬───┬───┐ <text:s text:c="4"/>┌───┬───┬───┬───┬───┬───┬───┬───┬───┬───┐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├───┼───┼───┼───┼───┼───┼───┼───┼───┼───┤ <text:s text:c="4"/>├───┼───┼───┼───┼───┼───┼───┼───┼───┼───┤</text:p>
      <text:p text:style-name="P1">│ <text:s text:c="2"/>│ <text:s text:c="2"/>│ <text:s text:c="2"/>│ <text:s text:c="2"/>│ <text:s text:c="2"/>│ <text:s text:c="2"/>│ <text:s text:c="2"/>│ <text:s text:c="2"/>│ <text:s text:c="2"/>│ <text:s text:c="2"/>│ <text:s text:c="4"/>│ <text:s text:c="2"/>│ <text:s text:c="2"/>│ <text:s text:c="2"/>│ <text:s text:c="2"/>│ <text:s text:c="2"/>│ <text:s text:c="2"/>│ <text:s text:c="2"/>│ <text:s text:c="2"/>│ <text:s text:c="2"/>│ <text:s text:c="2"/>│</text:p>
      <text:p text:style-name="P1">└───┴───┴───┴───┴───┴───┴───┴───┴───┴───┘ <text:s text:c="4"/>└───┴───┴───┴───┴───┴───┴───┴───┴───┴─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8:02:43.029404613</meta:creation-date>
    <dc:date>2026-02-24T18:27:05.428309214</dc:date>
    <meta:editing-duration>PT14M10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2" meta:paragraph-count="136" meta:word-count="1482" meta:character-count="11372" meta:non-whitespace-character-count="6982"/>
  </office:meta>
</office:document-meta>
</file>